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Host</text:h>
      <text:h text:style-name="Heading_20_2" text:outline-level="2">Introduction</text:h>
      <text:p text:style-name="Text_20_body">Hosting is a big deal. It's the backbone of your business, and it can make or break your website. If you're not sure where to start with hosting, this guide will lead you through all the steps necessary to get started with NHost.</text:p>
      <text:p text:style-name="Text_20_body">Section: Hosting has its benefits and drawbacks</text:p>
      <text:p text:style-name="Text_20_body">Section: Is there a difference between managed vs unmanaged hosting?</text:p>
      <text:p text:style-name="Text_20_body">Section: What do I need for my new site?</text:p>
      <text:p text:style-name="Text_20_body">Section: How do I choose the best type of server for my needs?</text:p>
      <text:p text:style-name="Text_20_body">Takeaway: In order to start building websites today, you'll need an account with NHost as well as some basic knowledge about how servers work. But don't worry! We've got everything covered here that you need in order to get started building sites without any hassle or stress!</text:p>
      <text:h text:style-name="Heading_20_2" text:outline-level="2">What is NHost?</text:h>
      <text:p text:style-name="Text_20_body">NHost is a backend-as-a-service platform. It allows you to outsource the development of your apps, which frees up your time and resources for other things.</text:p>
      <text:p text:style-name="Text_20_body">NHost handles all aspects of serverless backends, including scaling and security. You’ll be able to focus on building awesome features without worrying about how all those complicated backend services will run in production or whether they'll be secure enough from hackers who want access to data stored on them!</text:p>
      <text:h text:style-name="Heading_20_2" text:outline-level="2">The building blocks of NHost</text:h>
      <text:p text:style-name="Text_20_body">NHost is a backend-as-a-service platform that’s built on the following building blocks:</text:p>
      <text:list xml:id="list2790400163" text:style-name="L1">
        <text:list-item>
          <text:p text:style-name="P1">Data sources (e.g., MySQL, Postgres)</text:p>
        </text:list-item>
        <text:list-item>
          <text:p text:style-name="P1">GraphQL API for data manipulation and query generation(s)</text:p>
        </text:list-item>
        <text:list-item>
          <text:p text:style-name="P1">Authorization mechanism for accessing users and their permissions across applications</text:p>
        </text:list-item>
      </text:list>
      <text:h text:style-name="Heading_20_2" text:outline-level="2">Data Sources</text:h>
      <text:p text:style-name="Text_20_body">The first decision you need to make is what kind of data source you want to use. NHost offers you the option of using either SQL or NoSQL databases, or even a combination of both.</text:p>
      <text:list xml:id="list411879683" text:style-name="L2">
        <text:list-item>
          <text:p text:style-name="P2">SQL: When it comes to SQL databases, there are several different types available including Postgres (Postgres), MySQL (MySQL), MongoDB (MongoDB), Cassandra and more!</text:p>
        </text:list-item>
        <text:list-item>
          <text:p text:style-name="P2">NoSQL: A NoSQL (pronounced “node”) database is one that doesn't enforce schema restrictions on its data like traditional relational databases do. Instead, this type of database treats each piece as an individual entity without requiring any pre-defined relationships <text:soft-page-break/>between them - which means businesses can easily add new records without having any impact on existing ones at all!</text:p>
        </text:list-item>
      </text:list>
      <text:h text:style-name="Heading_20_2" text:outline-level="2">Authorization</text:h>
      <text:p text:style-name="Text_20_body">Authorization is the process of checking to ensure that a user's credentials are valid. In NHost, authorization can be done by passing an API key to your app. The key is passed in as an argument and must be Base64 encoded before being used as an argument for authenticate() .</text:p>
      <text:p text:style-name="Text_20_body">The difference between authentication and authorization is that user credentials (username or password) are required for authentication but not for authorization. Authorization uses only the API key passed in from your server while authentication requires both user information and access to the server itself (in other words, these two things cannot be separated).</text:p>
      <text:h text:style-name="Heading_20_2" text:outline-level="2">GraphQL API</text:h>
      <text:p text:style-name="Text_20_body">The GraphQL API is a REST API that is powered by GraphQL. It enables you to build a powerful, flexible and consistent data layer that can be used in any type of application or framework.</text:p>
      <text:h text:style-name="Heading_20_2" text:outline-level="2">Authentication</text:h>
      <text:p text:style-name="Text_20_body">In the authentication process, you'll use JWT to sign a user's identity. A JWT is a JSON object that has a header and payload, both of which are encrypted using RSA-AES. The header contains an Authorization header with Bearer encryption information, while the payload contains your application data (e.g., username).</text:p>
      <text:p text:style-name="Text_20_body">To generate a new JWT token:</text:p>
      <text:p text:style-name="Text_20_body">```bash curl -X POST http://localhost:8080/auth/jwt -d '{ "secret":"mySecret" }' ```</text:p>
      <text:h text:style-name="Heading_20_2" text:outline-level="2">Serverless Functions</text:h>
      <text:p text:style-name="Text_20_body">Serverless functions are a new way to build and run software applications. You don't have to worry about setting up servers, managing infrastructure or paying for server space. Instead, you can focus on building your application and only pay when someone uses it.</text:p>
      <text:p text:style-name="Text_20_body">Serverless functions are built by the cloud provider (such as AWS), but they can be called from anywhere in the world. This means that you don't need an internet connection at all times - even when working offline!</text:p>
      <text:p text:style-name="Text_20_body">Benefits include:</text:p>
      <text:list xml:id="list705576005" text:style-name="L3">
        <text:list-item>
          <text:p text:style-name="P3">No need for servers - just think of this as being able to build more powerful tools without taking up valuable space on a computer somewhere else in your company's network infrastructure (this also means no more worrying about whether there's enough power available). If something goes wrong with one part of its functionality then other parts will still work properly because they're hosted elsewhere; this makes them much easier than traditional architectures where everything must be centrally located together within one building/building complex which may require some maintenance work every now &amp; again over time due ;</text:p>
        </text:list-item>
      </text:list>
      <text:h text:style-name="Heading_20_2" text:outline-level="2"><text:soft-page-break/>What is backend-as-a-service?</text:h>
      <text:p text:style-name="Text_20_body">Backend-as-a-service (Baas) is a cloud computing model that allows you to rent dedicated hardware, software and services for your applications.</text:p>
      <text:p text:style-name="Text_20_body">Baas providers offer several benefits over traditional hosting:</text:p>
      <text:list xml:id="list651933806" text:style-name="L4">
        <text:list-item>
          <text:p text:style-name="P4">You don't have to worry about managing servers or servers themselves. Since the provider takes care of everything else, you can focus on building your app and its features instead of being distracted by infrastructure concerns like how much disk space your site needs or how many cores are needed for peak performance. This frees up time so that you can spend more time improving the user experience (UX) rather than worrying about the underlying technical details of running the site itself—which means each user gets better served with faster response times, fewer errors from poorly configured websites/apps and higher levels of customer satisfaction overall!</text:p>
        </text:list-item>
      </text:list>
      <text:h text:style-name="Heading_20_2" text:outline-level="2">Your database, API and auth needs taken care of.</text:h>
      <text:p text:style-name="Text_20_body">Nhost is a serverless platform that takes care of your database, API and auth needs.</text:p>
      <text:p text:style-name="Text_20_body">It works like this: you create an account, add some code to handle authentication and then deploy it on Nhost’s servers. You can then start using the service without having to worry about any backend concerns - everything will just work for you!</text:p>
      <text:h text:style-name="Heading_20_2" text:outline-level="2">Conclusion</text:h>
      <text:p text:style-name="Text_20_body">NHost is a tool that helps you build an API from scratch in minutes, using only the code from GraphQL. It’s like having your own server with no upfront costs or maintenan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2T13:04:41.530378096</meta:creation-date>
    <dc:date>2022-08-12T13:04:54.308088466</dc:date>
    <meta:editing-duration>PT13S</meta:editing-duration>
    <meta:editing-cycles>1</meta:editing-cycles>
    <meta:document-statistic meta:table-count="0" meta:image-count="0" meta:object-count="0" meta:page-count="3" meta:paragraph-count="43" meta:word-count="1001" meta:character-count="6145" meta:non-whitespace-character-count="5195"/>
    <meta:generator>LibreOffice/7.3.5.2$Linux_X86_64 LibreOffice_project/30$Build-2</meta:generator>
  </office:meta>
</office:document-meta>
</file>